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" manifest:full-path="Configurations2/toolbar/custom_toolbar_58d9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da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Alcock</meta:initial-creator>
    <meta:creation-date>2015-04-22T19:11:01.62</meta:creation-date>
    <meta:generator>OpenOffice/4.1.1$Win32 OpenOffice.org_project/411m6$Build-9775</meta:generator>
    <dc:date>2015-05-05T22:10:46.67</dc:date>
    <dc:creator>Keith Alcock</dc:creator>
    <meta:editing-duration>PT18M25S</meta:editing-duration>
    <meta:editing-cycles>9</meta:editing-cycles>
    <meta:document-statistic meta:table-count="0" meta:image-count="0" meta:object-count="0" meta:page-count="1" meta:paragraph-count="1" meta:word-count="1" meta: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Escape(inText As String) As String
	Dim outText As String
	Dim c As String
	
	For i = 1 To Len(inText)
		c = Mid(inText, i, 1)
		If c = Chr$(10) Then
			outText = outText &amp; "\n"
		Else
			If c = Chr$(13) Then
				outText = outText &amp; "\r"
			Else
				outText = outText &amp; c
			End If
		End If
	Next
	Escape = outText
End Function

Sub Listen_Modified()
	Dim oText as Object
	
  	oText = ThisComponent.Text
  	MsgBox "Modified to: " &amp; Chr(34) &amp; Escape(oText.getString()) &amp; Chr(34)
End Sub

Sub init
	oListener = CreateUnoListener("Listen_", "com.sun.star.util.XModifyListener")
  	ThisComponent.addModifyListener(oListener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